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B0000004B02029E73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999cm" svg:height="9.999cm" svg:x="0.013cm" svg:y="-0.007cm">
          <draw:image xlink:href="Pictures/10000001000004B0000004B02029E73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l" fo:country="G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eorgios Kolliniatis</meta:initial-creator>
    <meta:creation-date>2025-02-08T20:58:55.420952134</meta:creation-date>
    <dc:date>2025-02-08T21:01:08.771180194</dc:date>
    <dc:creator>Georgios Kolliniatis</dc:creator>
    <meta:editing-duration>PT2M15S</meta:editing-duration>
    <meta:editing-cycles>1</meta:editing-cycles>
    <meta:document-statistic meta:object-count="1"/>
    <meta:generator>LibreOffice/24.2.7.2$Linux_X86_64 LibreOffice_project/420$Build-2</meta:generator>
  </office:meta>
</office:document-meta>
</file>